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1b1918" draw:stroke-linejoin="miter" svg:stroke-linecap="butt" draw:fill="none" fo:padding-top="0.175cm" fo:padding-bottom="0.175cm" fo:padding-left="0.3cm" fo:padding-right="0.3cm" draw:shadow="hidden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PM0">
        <draw:path draw:style-name="gr1" draw:text-style-name="P1" draw:layer="layout" svg:width="15.768cm" svg:height="4.928cm" svg:x="1.435cm" svg:y="2.466cm" svg:viewBox="0 0 15769 4929" svg:d="M0 319c1497 2106-413 3957 3759 4090 928 30 719-5137 2244-4226 2002 1197 768 1577 768 3318 0 2467 3242 1632 1875-1683-84-204 32-944 136-1132 452-52 548-346 1496 46 2565 1060-155 1180-12 3484 27 429 3450 1594 2558-2083-94-384-2330-3270 1742-1636 1493 599-257 1436 237 2780 113 307 565 1720 872 1549l94-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0.4.2$Windows_X86_64 LibreOffice_project/9b0d9b32d5dcda91d2f1a96dc04c645c450872bf</meta:generator>
  </office:meta>
</office:document-meta>
</file>